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9pt" fo:letter-spacing="normal" fo:font-style="normal" fo:font-weight="normal"/>
    </style:style>
    <style:style style:name="P3" style:family="paragraph" style:parent-style-name="Text_20_body" style:list-style-name="L1">
      <style:paragraph-properties fo:widows="1"/>
      <style:text-properties officeooo:paragraph-rsid="000c950a"/>
    </style:style>
    <style:style style:name="P4" style:family="paragraph" style:parent-style-name="Text_20_body" style:list-style-name="L2">
      <style:paragraph-properties fo:widows="1"/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Text_20_body" style:list-style-name="L2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0c4109" officeooo:paragraph-rsid="000c4109"/>
    </style:style>
    <style:style style:name="P6" style:family="paragraph" style:parent-style-name="Text_20_body" style:list-style-name="L2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0c950a" officeooo:paragraph-rsid="000c950a"/>
    </style:style>
    <style:style style:name="P7" style:family="paragraph" style:parent-style-name="Text_20_body" style:list-style-name="L1">
      <style:paragraph-properties fo:widows="1"/>
      <style:text-properties officeooo:rsid="000c950a" officeooo:paragraph-rsid="000c950a"/>
    </style:style>
    <style:style style:name="P8" style:family="paragraph" style:parent-style-name="Text_20_body" style:list-style-name="L1">
      <style:paragraph-properties fo:widows="1"/>
      <style:text-properties officeooo:rsid="000e5905" officeooo:paragraph-rsid="000f834d"/>
    </style:style>
    <style:style style:name="P9" style:family="paragraph" style:parent-style-name="Text_20_body" style:list-style-name="L1">
      <style:paragraph-properties fo:widows="1"/>
      <style:text-properties officeooo:rsid="000f834d" officeooo:paragraph-rsid="000f834d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 officeooo:rsid="000e5905"/>
    </style:style>
    <style:style style:name="T3" style:family="text">
      <style:text-properties fo:font-variant="normal" fo:text-transform="none" fo:color="#222222" style:font-name="arial" fo:font-size="9pt" fo:letter-spacing="normal" fo:font-style="normal" fo:font-weight="normal" officeooo:rsid="000f8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Source Power Supply</text:p>
      <text:p text:style-name="P1"/>
      <text:p text:style-name="P1">User Requirement Specification</text:p>
      <text:p text:style-name="P1"/>
      <text:p text:style-name="P1"/>
      <text:p text:style-name="P2"/>
      <text:list xml:id="list56965738129461046" text:style-name="L1">
        <text:list-item>
          <text:p text:style-name="P3"><text:span text:style-name="T1">User can power OSPS from a DC barrel jack supply or USB</text:span></text:p>
        </text:list-item>
        <text:list-item>
          <text:p text:style-name="P7"><text:span text:style-name="T1">Instructions will be provided for the user to construct an OSPS themselves</text:span></text:p>
          <text:list>
            <text:list-item>
              <text:p text:style-name="P7"><text:span text:style-name="T1">User will have an assumed skill level </text:span><text:span text:style-name="T2">of a</text:span><text:span text:style-name="T3">n A level electronics student</text:span></text:p>
              <text:list>
                <text:list-item>
                  <text:p text:style-name="P8"><text:span text:style-name="T1">They can solder SMT components. </text:span></text:p>
                </text:list-item>
                <text:list-item>
                  <text:p text:style-name="P8"><text:span text:style-name="T1">Understand component orientations, </text:span><text:span text:style-name="T3">resistor colour bands, etc</text:span></text:p>
                </text:list-item>
                <text:list-item>
                  <text:p text:style-name="P9"><text:span text:style-name="T1">Flash binary images to microcontrollers</text:span></text:p>
                </text:list-item>
              </text:list>
            </text:list-item>
            <text:list-item>
              <text:p text:style-name="P9"><text:span text:style-name="T1">User will have to following tools available</text:span></text:p>
              <text:list>
                <text:list-item>
                  <text:p text:style-name="P9"><text:span text:style-name="T1">Soldering iron</text:span></text:p>
                </text:list-item>
                <text:list-item>
                  <text:p text:style-name="P9"><text:span text:style-name="T1">Screw drivers</text:span></text:p>
                </text:list-item>
                <text:list-item>
                  <text:p text:style-name="P9"><text:span text:style-name="T1">Hex keys</text:span></text:p>
                </text:list-item>
                <text:list-item>
                  <text:p text:style-name="P9"><text:span text:style-name="T1">Computer running Windows/Linux</text:span></text:p>
                </text:list-item>
                <text:list-item>
                  <text:p text:style-name="P9"><text:span text:style-name="T1">3D printer OR (drill/hacksaw) </text:span></text:p>
                </text:list-item>
              </text:list>
            </text:list-item>
          </text:list>
        </text:list-item>
      </text:list>
      <text:list xml:id="list8044195715471082652" text:style-name="L2">
        <text:list-item>
          <text:p text:style-name="P4">User can control output voltage and current limit through dials fitted to front of OSPS</text:p>
          <text:list>
            <text:list-item>
              <text:p text:style-name="P6">There may be a course and fine adjustment </text:p>
            </text:list-item>
            <text:list-item>
              <text:p text:style-name="P6">There may be the option to adjust each number in the set string by scrolling </text:p>
            </text:list-item>
          </text:list>
        </text:list-item>
        <text:list-item>
          <text:p text:style-name="P6">User can view the voltage and current</text:p>
          <text:list>
            <text:list-item>
              <text:p text:style-name="P6">This may be using seven sgment displays</text:p>
            </text:list-item>
            <text:list-item>
              <text:p text:style-name="P6">This may be using a screen</text:p>
            </text:list-item>
          </text:list>
        </text:list-item>
        <text:list-item>
          <text:p text:style-name="P4">User can interface to OSPS through computer GUI application</text:p>
          <text:list>
            <text:list-item>
              <text:p text:style-name="P5">User can log current measurments to a .csv file through GUI</text:p>
            </text:list-item>
            <text:list-item>
              <text:p text:style-name="P5">User can view/set the voltage/current through GU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23:07:29.09</meta:creation-date>
    <dc:date>2016-06-19T16:07:38.968478012</dc:date>
    <meta:editing-duration>PT18M4S</meta:editing-duration>
    <meta:editing-cycles>5</meta:editing-cycles>
    <meta:generator>LibreOffice/5.1.3.2$Linux_X86_64 LibreOffice_project/10m0$Build-2</meta:generator>
    <meta:document-statistic meta:table-count="0" meta:image-count="0" meta:object-count="0" meta:page-count="1" meta:paragraph-count="23" meta:word-count="187" meta:character-count="1020" meta:non-whitespace-character-count="873"/>
  </office:meta>
</office:document-meta>
</file>